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_3a_first">
      <style:text-properties officeooo:rsid="00684fd4" officeooo:paragraph-rsid="00684fd4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420efa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paragraph-rsid="00605a50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5e706" officeooo:paragraph-rsid="00605a50"/>
    </style:style>
    <style:style style:name="P6" style:family="paragraph" style:parent-style-name="SBC_3a_author_28_s_29_">
      <style:text-properties officeooo:rsid="0034811c"/>
    </style:style>
    <style:style style:name="P7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8" style:family="paragraph" style:parent-style-name="SBC_3a_title_3a_1">
      <style:text-properties officeooo:rsid="000402be" officeooo:paragraph-rsid="000402be"/>
    </style:style>
    <style:style style:name="P9" style:family="paragraph" style:parent-style-name="SBC_3a_title_3a_1">
      <style:text-properties officeooo:rsid="004a40eb" officeooo:paragraph-rsid="004a40eb"/>
    </style:style>
    <style:style style:name="P10" style:family="paragraph" style:parent-style-name="SBC_3a_title_3a_1">
      <style:text-properties officeooo:rsid="003c268f" officeooo:paragraph-rsid="003c268f"/>
    </style:style>
    <style:style style:name="P11" style:family="paragraph" style:parent-style-name="SBC_3a_title_3a_1">
      <style:text-properties officeooo:rsid="0009c5c4" officeooo:paragraph-rsid="0009c5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9de54"/>
    </style:style>
    <style:style style:name="T4" style:family="text">
      <style:text-properties fo:language="pt" fo:country="BR" officeooo:rsid="0005f406"/>
    </style:style>
    <style:style style:name="T5" style:family="text">
      <style:text-properties fo:language="pt" fo:country="BR" officeooo:rsid="000a0f29"/>
    </style:style>
    <style:style style:name="T6" style:family="text">
      <style:text-properties fo:language="pt" fo:country="BR" officeooo:rsid="003929dc"/>
    </style:style>
    <style:style style:name="T7" style:family="text">
      <style:text-properties fo:language="pt" fo:country="BR" officeooo:rsid="00446bc2"/>
    </style:style>
    <style:style style:name="T8" style:family="text">
      <style:text-properties fo:language="pt" fo:country="BR" officeooo:rsid="0046e72d"/>
    </style:style>
    <style:style style:name="T9" style:family="text">
      <style:text-properties fo:language="pt" fo:country="BR" officeooo:rsid="00487f7f"/>
    </style:style>
    <style:style style:name="T10" style:family="text">
      <style:text-properties fo:language="pt" fo:country="BR" officeooo:rsid="004c022d"/>
    </style:style>
    <style:style style:name="T11" style:family="text">
      <style:text-properties fo:language="pt" fo:country="BR" officeooo:rsid="004e1149"/>
    </style:style>
    <style:style style:name="T12" style:family="text">
      <style:text-properties fo:language="pt" fo:country="BR" officeooo:rsid="0055b4a2"/>
    </style:style>
    <style:style style:name="T13" style:family="text">
      <style:text-properties fo:language="pt" fo:country="BR" officeooo:rsid="0057c1a2"/>
    </style:style>
    <style:style style:name="T14" style:family="text">
      <style:text-properties fo:language="pt" fo:country="BR" officeooo:rsid="00517f19"/>
    </style:style>
    <style:style style:name="T15" style:family="text">
      <style:text-properties fo:language="pt" fo:country="BR" officeooo:rsid="005976c3"/>
    </style:style>
    <style:style style:name="T16" style:family="text">
      <style:text-properties fo:language="pt" fo:country="BR" officeooo:rsid="005a1c6c"/>
    </style:style>
    <style:style style:name="T17" style:family="text">
      <style:text-properties fo:language="pt" fo:country="BR" officeooo:rsid="005d4702"/>
    </style:style>
    <style:style style:name="T18" style:family="text">
      <style:text-properties fo:language="pt" fo:country="BR" officeooo:rsid="005e5faa"/>
    </style:style>
    <style:style style:name="T19" style:family="text">
      <style:text-properties fo:language="pt" fo:country="BR" officeooo:rsid="005f25c2"/>
    </style:style>
    <style:style style:name="T20" style:family="text">
      <style:text-properties fo:language="pt" fo:country="BR" officeooo:rsid="00605a50"/>
    </style:style>
    <style:style style:name="T21" style:family="text">
      <style:text-properties fo:language="pt" fo:country="BR" officeooo:rsid="00613385"/>
    </style:style>
    <style:style style:name="T22" style:family="text">
      <style:text-properties fo:language="pt" fo:country="BR" officeooo:rsid="00614806"/>
    </style:style>
    <style:style style:name="T23" style:family="text">
      <style:text-properties fo:language="pt" fo:country="BR" officeooo:rsid="00649e44"/>
    </style:style>
    <style:style style:name="T24" style:family="text">
      <style:text-properties fo:language="pt" fo:country="BR" officeooo:rsid="0065e706"/>
    </style:style>
    <style:style style:name="T25" style:family="text">
      <style:text-properties fo:language="pt" fo:country="BR" officeooo:rsid="006852f3"/>
    </style:style>
    <style:style style:name="T26" style:family="text">
      <style:text-properties fo:language="pt" fo:country="BR" officeooo:rsid="0069eb33"/>
    </style:style>
    <style:style style:name="T27" style:family="text">
      <style:text-properties fo:language="pt" fo:country="BR" officeooo:rsid="006f294d"/>
    </style:style>
    <style:style style:name="T28" style:family="text">
      <style:text-properties fo:language="pt" fo:country="BR" officeooo:rsid="00707189"/>
    </style:style>
    <style:style style:name="T29" style:family="text">
      <style:text-properties fo:language="pt" fo:country="BR" officeooo:rsid="0071aaa3"/>
    </style:style>
    <style:style style:name="T30" style:family="text">
      <style:text-properties officeooo:rsid="0034811c"/>
    </style:style>
    <style:style style:name="T31" style:family="text">
      <style:text-properties officeooo:rsid="003929dc"/>
    </style:style>
    <style:style style:name="T32" style:family="text">
      <style:text-properties officeooo:rsid="003c268f"/>
    </style:style>
    <style:style style:name="T33" style:family="text">
      <style:text-properties officeooo:rsid="00753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álise Comparativa de Algoritmos de Machine Learning para Predição de Encaminhamentos de Processos Administrativos em Órgãos Públicos.</text:p>
      <text:p text:style-name="P6">Deivid F. Gonzaga<text:span text:style-name="T33">¹</text:span>, Anita Maria da Rocha Fernandes<text:span text:style-name="T33">²</text:span></text:p>
      <text:p text:style-name="SBC_3a_email"><text:span text:style-name="T30">deividfg</text:span>@<text:span text:style-name="T30">gmail.com¹, anita.fernandes@univali.br²</text:span></text:p>
      <text:p text:style-name="SBC_3a_abstract"><text:span text:style-name="T1">Abstract.</text:span> <text:span text:style-name="T31">Em </text:span><text:span text:style-name="T6">desenvolvimento</text:span><text:span text:style-name="T2">.</text:span></text:p>
      <text:p text:style-name="SBC_3a_resumo"><text:span text:style-name="T1">Resumo.</text:span> <text:span text:style-name="T31">Em desenvolvimento</text:span>.</text:p>
      <text:h text:style-name="P8" text:outline-level="1">Introdução</text:h>
      <text:p text:style-name="P3"><text:span text:style-name="T7"><text:tab/></text:span><text:span text:style-name="T16">Com isso em mente, venho propor neste artigo, </text:span><text:span text:style-name="T17">o uso de algorítimos de árvore de decisão, que são </text:span><text:span text:style-name="T18">mais</text:span><text:span text:style-name="T17"> simples de usar e fáceis de entender, </text:span><text:span text:style-name="T19">p</text:span><text:span text:style-name="T18">ara </text:span><text:span text:style-name="T19">realizar a primeira implementação deste tipo em um sistema de processos administrativos para órgãos públicos.</text:span></text:p>
      <text:p text:style-name="P4"><text:span text:style-name="T19"><text:tab/></text:span><text:span text:style-name="T20">Este sistema consiste basicamente de cadastro de processos administrativos, </text:span><text:span text:style-name="T21">sendo que estes processos </text:span><text:span text:style-name="T20">são encaminhados de setor em setor</text:span><text:span text:style-name="T3">, ao qual são submetidos a validação </text:span><text:span text:style-name="T4">e trâmites necessários, </text:span><text:span text:style-name="T5">e posteriormente são encaminhados</text:span><text:span text:style-name="T4"> para o próximo setor </text:span><text:span text:style-name="T3">responsável, </text:span><text:span text:style-name="T23">e assim sucessivamente até terminar o fluxo dele, ao qual por último ele é arquivado.</text:span></text:p>
      <text:p text:style-name="P4"><text:span text:style-name="T3"><text:tab/></text:span><text:span text:style-name="T22">São realizadas em torno de 1000 (mil) encaminhamentos todos os dias, </text:span><text:span text:style-name="T23">somente no órgão público que está sendo analisado, </text:span><text:span text:style-name="T24">e estes encaminhamentos, por muitas vezes acabam sendo feitos de maneira equivocada, seja por falta de atenção ou </text:span><text:span text:style-name="T25">mesmo</text:span><text:span text:style-name="T24"> por falta de conhecimento do servidor público.</text:span></text:p>
      <text:p text:style-name="P4"><text:span text:style-name="T24"><text:tab/></text:span><text:span text:style-name="T26">A intenção é apoiar na decisão destes usuários </text:span><text:span text:style-name="T28">a</text:span><text:span text:style-name="T26"> realizar os encaminhamentos de forma correta, e evitar </text:span><text:span text:style-name="T28">todos os </text:span><text:span text:style-name="T27">transtornos </text:span><text:span text:style-name="T28">causados por este tipo de problema, e principalmente as horas a mais que são gastas </text:span><text:span text:style-name="T29">para resolvê-los</text:span><text:span text:style-name="T28">.</text:span></text:p>
      <text:p text:style-name="P5"><text:tab/></text:p>
      <text:p text:style-name="P5"/>
      <text:h text:style-name="P9" text:outline-level="1">Métodos</text:h>
      <text:p text:style-name="P1">Em desenvolvimento.</text:p>
      <text:h text:style-name="P10" text:outline-level="1">Implementação</text:h>
      <text:p text:style-name="P2"><text:span text:style-name="T32">Em desenvolvimento</text:span>.</text:p>
      <text:h text:style-name="SBC_3a_title_3a_2" text:outline-level="2">Subsections</text:h>
      <text:h text:style-name="P11" text:outline-level="1">Conclusões</text:h>
      <text:p text:style-name="P2"><text:span text:style-name="T32">Em desenvolvimento</text:span>. </text:p>
      <text:h text:style-name="P11" text:outline-level="1"><text:soft-page-break/>Referências</text:h>
      <text:p text:style-name="P2"><text:span text:style-name="T32">Em desenvolvimento</text:span>.</text:p>
      <text:p text:style-name="SBC_3a_references">References</text:p>
      <text:p text:style-name="SBC_3a_reference"><text:span text:style-name="T32">Em desenvolvi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80</meta:editing-cycles>
    <meta:editing-duration>P1DT16H22M50S</meta:editing-duration>
    <dc:date>2019-01-07T18:32:26.061000000</dc:date>
    <meta:document-statistic meta:table-count="0" meta:image-count="0" meta:object-count="0" meta:page-count="2" meta:paragraph-count="22" meta:word-count="238" meta:character-count="1593" meta:non-whitespace-character-count="1382"/>
    <meta:user-defined meta:name="Info 1"/>
    <meta:user-defined meta:name="Info 2"/>
    <meta:user-defined meta:name="Info 3"/>
    <meta:user-defined meta:name="Info 4"/>
  </office:meta>
</office:document-meta>
</file>